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9fbee" officeooo:paragraph-rsid="0009fbee"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normal" officeooo:rsid="000d367f" officeooo:paragraph-rsid="000d367f"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4df74" officeooo:paragraph-rsid="00199539"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99539" officeooo:paragraph-rsid="00199539"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a42cd" officeooo:paragraph-rsid="001a42cd"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b2214" officeooo:paragraph-rsid="001b221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e954f" officeooo:paragraph-rsid="001e954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f1ea5" officeooo:paragraph-rsid="001f1ea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228f0e" officeooo:paragraph-rsid="00228f0e"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2b082" officeooo:paragraph-rsid="0022b082"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f9118" officeooo:paragraph-rsid="002f9118"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36b8f5" officeooo:paragraph-rsid="0036b8f5"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38ee82" officeooo:paragraph-rsid="0038ee82"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39394b" officeooo:paragraph-rsid="0038ee82"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3ad830" officeooo:paragraph-rsid="003ad830"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3c3c08" officeooo:paragraph-rsid="003c3c08"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40770a" officeooo:paragraph-rsid="0040770a"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470b78" officeooo:paragraph-rsid="00470b78"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52ac9c" officeooo:paragraph-rsid="0052ac9c"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5be5b8" officeooo:paragraph-rsid="005be5b8"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5c6838" officeooo:paragraph-rsid="005c6838"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5e1f49" officeooo:paragraph-rsid="005e1f49"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5eb4b1" officeooo:paragraph-rsid="005eb4b1"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5ee994" officeooo:paragraph-rsid="005ee994"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642d39" officeooo:paragraph-rsid="00642d39"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64e9d3" officeooo:paragraph-rsid="0064e9d3"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64f808" officeooo:paragraph-rsid="0064f808"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64fc35" officeooo:paragraph-rsid="0064fc35"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65cf6d" officeooo:paragraph-rsid="006e12ea"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6ec84b" officeooo:paragraph-rsid="006ec84b"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fo:font-weight="normal" officeooo:rsid="007287e3" officeooo:paragraph-rsid="007287e3"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bold" officeooo:rsid="000d367f" officeooo:paragraph-rsid="000d367f" style:font-size-asian="15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1e954f" officeooo:paragraph-rsid="001e954f" style:font-size-asian="15pt" style:font-weight-asian="bold" style:font-size-complex="15pt" style:font-weight-complex="bold"/>
    </style:style>
    <style:style style:name="P34" style:family="paragraph" style:parent-style-name="Standard">
      <style:paragraph-properties fo:text-align="center" style:justify-single-word="false"/>
      <style:text-properties fo:font-size="15pt" fo:font-weight="bold" officeooo:rsid="0032b692" officeooo:paragraph-rsid="0032b692" style:font-size-asian="15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344920" officeooo:paragraph-rsid="00344920"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3b2db1" officeooo:paragraph-rsid="003b2db1"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561c1f" officeooo:paragraph-rsid="00561c1f"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5c6838" officeooo:paragraph-rsid="005c6838" style:font-size-asian="15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65cf6d" officeooo:paragraph-rsid="0065cf6d" style:font-size-asian="15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normal" officeooo:rsid="00168f03" officeooo:paragraph-rsid="00199539"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15pt" fo:font-weight="normal" officeooo:rsid="007a44b3" officeooo:paragraph-rsid="007a44b3"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size="15pt" fo:font-weight="normal" officeooo:rsid="007f9cdb" officeooo:paragraph-rsid="007f9cdb"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fo:font-size="15pt" fo:font-weight="normal" officeooo:rsid="0084361f" officeooo:paragraph-rsid="0084361f" style:font-size-asian="15pt" style:font-weight-asian="normal" style:font-size-complex="15pt" style:font-weight-complex="normal"/>
    </style:style>
    <style:style style:name="P44" style:family="paragraph" style:parent-style-name="Standard">
      <style:paragraph-properties fo:text-align="end" style:justify-single-word="false"/>
      <style:text-properties fo:font-size="15pt" fo:font-weight="normal" officeooo:rsid="008cbe33" officeooo:paragraph-rsid="008cbe33" style:font-size-asian="13.1000003814697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bold" officeooo:rsid="007f9cdb" officeooo:paragraph-rsid="007f9cdb" style:font-size-asian="15pt" style:font-weight-asian="bold" style:font-size-complex="15pt" style:font-weight-complex="bold"/>
    </style:style>
    <style:style style:name="P4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8e7fd2" officeooo:paragraph-rsid="008e7fd2" style:font-size-asian="15pt" style:font-weight-asian="bold" style:font-size-complex="15pt" style:font-weight-complex="bold"/>
    </style:style>
    <style:style style:name="P47" style:family="paragraph" style:parent-style-name="Standard">
      <style:paragraph-properties fo:text-align="center" style:justify-single-word="false"/>
      <style:text-properties fo:font-size="18pt" fo:font-weight="bold" officeooo:rsid="0009fbee" officeooo:paragraph-rsid="0009fbee" style:font-size-asian="18pt" style:font-weight-asian="bold" style:font-size-complex="18pt" style:font-weight-complex="bold"/>
    </style:style>
    <style:style style:name="P48" style:family="paragraph" style:parent-style-name="Standard">
      <style:paragraph-properties fo:text-align="center" style:justify-single-word="false"/>
      <style:text-properties fo:font-size="14pt" fo:font-weight="normal" officeooo:rsid="009000ef" officeooo:paragraph-rsid="008e7fd2"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9000ef" officeooo:paragraph-rsid="009000ef" style:font-size-asian="14pt" style:font-weight-asian="normal" style:font-size-complex="14pt" style:font-weight-complex="normal"/>
    </style:style>
    <style:style style:name="P50" style:family="paragraph" style:parent-style-name="Table_20_Contents">
      <style:paragraph-properties fo:text-align="center" style:justify-single-word="false"/>
      <style:text-properties fo:font-size="14pt" officeooo:rsid="00935859" officeooo:paragraph-rsid="00935859" style:font-size-asian="14pt" style:font-size-complex="14pt"/>
    </style:style>
    <style:style style:name="P51" style:family="paragraph" style:parent-style-name="Table_20_Contents">
      <style:paragraph-properties fo:text-align="center" style:justify-single-word="false"/>
      <style:text-properties fo:font-size="14pt" officeooo:rsid="009411b7" officeooo:paragraph-rsid="009411b7" style:font-size-asian="14pt" style:font-size-complex="14pt"/>
    </style:style>
    <style:style style:name="P52" style:family="paragraph" style:parent-style-name="Table_20_Contents">
      <style:paragraph-properties fo:text-align="center" style:justify-single-word="false"/>
      <style:text-properties fo:font-size="14pt" officeooo:rsid="00968ea4" officeooo:paragraph-rsid="00968ea4" style:font-size-asian="14pt" style:font-size-complex="14pt"/>
    </style:style>
    <style:style style:name="P53" style:family="paragraph" style:parent-style-name="Table_20_Contents">
      <style:paragraph-properties fo:text-align="center" style:justify-single-word="false"/>
      <style:text-properties fo:font-size="14pt" fo:font-weight="bold" officeooo:rsid="0091f941" officeooo:paragraph-rsid="0091f941" style:font-size-asian="14pt" style:font-weight-asian="bold" style:font-size-complex="14pt" style:font-weight-complex="bold"/>
    </style:style>
    <style:style style:name="T1" style:family="text">
      <style:text-properties officeooo:rsid="000d4891"/>
    </style:style>
    <style:style style:name="T2" style:family="text">
      <style:text-properties officeooo:rsid="00168f03"/>
    </style:style>
    <style:style style:name="T3" style:family="text">
      <style:text-properties officeooo:rsid="001b2214"/>
    </style:style>
    <style:style style:name="T4" style:family="text">
      <style:text-properties officeooo:rsid="002da3aa"/>
    </style:style>
    <style:style style:name="T5" style:family="text">
      <style:text-properties officeooo:rsid="0038ee82"/>
    </style:style>
    <style:style style:name="T6" style:family="text">
      <style:text-properties officeooo:rsid="003e9d18"/>
    </style:style>
    <style:style style:name="T7" style:family="text">
      <style:text-properties officeooo:rsid="004136ca"/>
    </style:style>
    <style:style style:name="T8" style:family="text">
      <style:text-properties officeooo:rsid="00423b64"/>
    </style:style>
    <style:style style:name="T9" style:family="text">
      <style:text-properties officeooo:rsid="004c3870"/>
    </style:style>
    <style:style style:name="T10" style:family="text">
      <style:text-properties officeooo:rsid="005590bf"/>
    </style:style>
    <style:style style:name="T11" style:family="text">
      <style:text-properties officeooo:rsid="00570856"/>
    </style:style>
    <style:style style:name="T12" style:family="text">
      <style:text-properties style:text-position="super 58%"/>
    </style:style>
    <style:style style:name="T13" style:family="text">
      <style:text-properties style:text-position="super 58%" officeooo:rsid="0064f808"/>
    </style:style>
    <style:style style:name="T14" style:family="text">
      <style:text-properties officeooo:rsid="005e1f49"/>
    </style:style>
    <style:style style:name="T15" style:family="text">
      <style:text-properties officeooo:rsid="005eb4b1"/>
    </style:style>
    <style:style style:name="T16" style:family="text">
      <style:text-properties officeooo:rsid="00604537"/>
    </style:style>
    <style:style style:name="T17" style:family="text">
      <style:text-properties officeooo:rsid="0064f808"/>
    </style:style>
    <style:style style:name="T18" style:family="text">
      <style:text-properties officeooo:rsid="0064fc35"/>
    </style:style>
    <style:style style:name="T19" style:family="text">
      <style:text-properties officeooo:rsid="00679f3a"/>
    </style:style>
    <style:style style:name="T20" style:family="text">
      <style:text-properties officeooo:rsid="006e12ea"/>
    </style:style>
    <style:style style:name="T21" style:family="text">
      <style:text-properties officeooo:rsid="0079e9ac"/>
    </style:style>
    <style:style style:name="T22" style:family="text">
      <style:text-properties officeooo:rsid="007b3048"/>
    </style:style>
    <style:style style:name="T23" style:family="text">
      <style:text-properties officeooo:rsid="00854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CSE Assignment 5</text:p>
      <text:p text:style-name="P1"/>
      <text:p text:style-name="P44">Name : Dolton M. Fernandes</text:p>
      <text:p text:style-name="P44">Roll No : 2018111007 <text:s text:c="10"/></text:p>
      <text:p text:style-name="P1"/>
      <text:p text:style-name="P32">1) waitx <text:span text:style-name="T1">sys-call :</text:span></text:p>
      <text:p text:style-name="P2"/>
      <text:p text:style-name="P3">This function is called <text:span text:style-name="T2">by the parent process and waits for a child process to </text:span></text:p>
      <text:p text:style-name="P40">exit.</text:p>
      <text:p text:style-name="P4"/>
      <text:p text:style-name="P4">It loops through all the processes and check if the process is in zombie state.</text:p>
      <text:p text:style-name="P4"/>
      <text:p text:style-name="P4">If yes then it deletes that process from the queue and returns the pid of that process an stores the runtime and waittime in the address passed as argument.</text:p>
      <text:p text:style-name="P4"/>
      <text:p text:style-name="P5">Formula Used:</text:p>
      <text:p text:style-name="P5"/>
      <text:p text:style-name="P5">‘p’ is the process</text:p>
      <text:p text:style-name="P5"/>
      <text:p text:style-name="P5"><text:span text:style-name="T3">r</text:span>time = p-&gt;<text:span text:style-name="T3">rtime;</text:span></text:p>
      <text:p text:style-name="P6">wtime = p-&gt;etime – p-&gt;ctime – p-&gt;rtime;</text:p>
      <text:p text:style-name="P6"/>
      <text:p text:style-name="P33">2) Getpinfo sys-call :</text:p>
      <text:p text:style-name="P7"/>
      <text:p text:style-name="P9">This is the structure passed as argument :</text:p>
      <text:p text:style-name="P9"/>
      <text:p text:style-name="P8">struct proc_stat</text:p>
      <text:p text:style-name="P8">{</text:p>
      <text:p text:style-name="P8"/>
      <text:p text:style-name="P8"><text:tab/>int pid; // PID of each process</text:p>
      <text:p text:style-name="P8"><text:tab/>float runtime; // Use suitable unit of time</text:p>
      <text:p text:style-name="P8"><text:tab/>int num_run; // number of time the process is executed</text:p>
      <text:p text:style-name="P8"><text:tab/>int current_queue; // current assigned queue</text:p>
      <text:p text:style-name="P8"><text:tab/>int ticks[5]; // number of ticks each process has received at each of the 5 <text:tab/><text:tab/><text:tab/> <text:s text:c="3"/>priority queue</text:p>
      <text:p text:style-name="P8"/>
      <text:p text:style-name="P8">};</text:p>
      <text:p text:style-name="P8"/>
      <text:p text:style-name="P10">This function first searches for <text:span text:style-name="T4">the process with passed pid in the queue.</text:span></text:p>
      <text:p text:style-name="P10"/>
      <text:p text:style-name="P11">Then it copies the respective fields into the proc structure passed.</text:p>
      <text:p text:style-name="P11"><text:soft-page-break/></text:p>
      <text:p text:style-name="P11"/>
      <text:p text:style-name="P11"/>
      <text:p text:style-name="P34">Scheduling Algorithms :</text:p>
      <text:p text:style-name="P34"/>
      <text:p text:style-name="P35">1) FCFS (First Come First Serve) :</text:p>
      <text:p text:style-name="P35"/>
      <text:p text:style-name="P12">This scheduler <text:span text:style-name="T5">goes through all the process in queue and finds the one with least creation time for execution.</text:span></text:p>
      <text:p text:style-name="P12"/>
      <text:p text:style-name="P13">If process with pid = 1 ( init ) or pid = 2 ( sh ) is encountered , it is executed directly.</text:p>
      <text:p text:style-name="P14"/>
      <text:p text:style-name="P15">Also in FCFS the yield function is blocked which preempts the current running process and goes back to the scheduler.</text:p>
      <text:p text:style-name="P15"/>
      <text:p text:style-name="P36">2) PBS (Priority Based Scheduling) :</text:p>
      <text:p text:style-name="P36"/>
      <text:p text:style-name="P16">set_priority(<text:span text:style-name="T6">int priority</text:span>) function :</text:p>
      <text:p text:style-name="P16"/>
      <text:p text:style-name="P17">Changes the priority of the current running process to <text:span text:style-name="T7">the passed value</text:span> and returns <text:span text:style-name="T8">the previous priority.</text:span></text:p>
      <text:p text:style-name="P17"/>
      <text:p text:style-name="P18">Algo :</text:p>
      <text:p text:style-name="P18"/>
      <text:p text:style-name="P18">The scheduler goes through all the processes in the queue and <text:span text:style-name="T9">finds the minimum priority value ( Highest priority ).</text:span></text:p>
      <text:p text:style-name="P18"/>
      <text:p text:style-name="P19">Then we loop through all the processes in ‘RUNNABLE’ state and execute only the ones <text:span text:style-name="T10">with priority equal to the minimum value we found.</text:span></text:p>
      <text:p text:style-name="P19"/>
      <text:p text:style-name="P31">Also check_priority() function is called <text:span text:style-name="T21">after every clock cycle which checks if the current running process has the highest priority or not. If yes then it preempts the process by calling yield().</text:span></text:p>
      <text:p text:style-name="P19"/>
      <text:p text:style-name="P37">3) <text:span text:style-name="T11">MLFQ ( Multi Level Feedback Queue ) :</text:span></text:p>
      <text:p text:style-name="P37"/>
      <text:p text:style-name="P21">In this scheduling algorithm we use FCFS for the first four queues and Round Robin in the last 5<text:span text:style-name="T12">th</text:span> queue.</text:p>
      <text:p text:style-name="P38"/>
      <text:p text:style-name="P20">Extra Declared variables <text:span text:style-name="T14">in proc </text:span>:</text:p>
      <text:p text:style-name="P20"/>
      <text:p text:style-name="P22"><text:soft-page-break/>int current_queue – Current queue in which the process is.</text:p>
      <text:p text:style-name="P22">int <text:span text:style-name="T15">ticks[5] – Total ticks recieved at each queue.</text:span></text:p>
      <text:p text:style-name="P23">int arrival_time – Time ( ticks ) at which the process entered current_queue</text:p>
      <text:p text:style-name="P24">int time_spent – Time spent in current_queue</text:p>
      <text:p text:style-name="P24">int cont_time – <text:span text:style-name="T16">Continuous running time till now from when context was <text:tab/><text:tab/><text:tab/> <text:s text:c="6"/>switched to this process.</text:span></text:p>
      <text:p text:style-name="P24"/>
      <text:p text:style-name="P25">We push a forked process to the queue with highest priority ( Queue 1 ).</text:p>
      <text:p text:style-name="P25"/>
      <text:p text:style-name="P26">The scheduler first <text:span text:style-name="T17">checks the first queue for runnable processes and run them in a FCFS manner , then the second and so on till the 4</text:span><text:span text:style-name="T13">th</text:span><text:span text:style-name="T17"> queue.</text:span></text:p>
      <text:p text:style-name="P26"/>
      <text:p text:style-name="P27">Processes in the 5<text:span text:style-name="T12">th</text:span> queue are executed in a RR manner.</text:p>
      <text:p text:style-name="P27"/>
      <text:p text:style-name="P27">After this another loop through all the processes check if the wait time in the queue has exceeded the queue wait limit or not. If yes, it pushes the process to the next higher priority queue.</text:p>
      <text:p text:style-name="P27"/>
      <text:p text:style-name="P27">In trap.c where the clock is declared the yield function is also called when <text:span text:style-name="T18">the process exceeds the time slice of that queue.</text:span></text:p>
      <text:p text:style-name="P27"/>
      <text:p text:style-name="P28">If the process completely used the time slice then it is pushed to the next lower priority queue.</text:p>
      <text:p text:style-name="P28"/>
      <text:p text:style-name="P39">Helper functions used :</text:p>
      <text:p text:style-name="P29"/>
      <text:p text:style-name="P29">void copyitup(struct proc *p) – <text:span text:style-name="T19">Pushes the process to next higher queue</text:span></text:p>
      <text:p text:style-name="P29"/>
      <text:p text:style-name="P29">void copyit<text:span text:style-name="T20">down</text:span>(struct proc *p) – <text:span text:style-name="T19">Pushes the process to next lower queue</text:span></text:p>
      <text:p text:style-name="P29"/>
      <text:p text:style-name="P30">void update_runtime() - This function is called after every clock cycle. It <text:tab/><text:tab/><text:tab/><text:tab/><text:tab/> <text:s/>updates the runtime of all running processes.</text:p>
      <text:p text:style-name="P30"/>
      <text:p text:style-name="P41">int get_time(int x) – <text:span text:style-name="T22">returns the time slice of the queue number passed as <text:tab/><text:tab/><text:tab/><text:tab/> <text:s text:c="4"/>argument.</text:span></text:p>
      <text:p text:style-name="P41"/>
      <text:p text:style-name="P45">Question :</text:p>
      <text:p text:style-name="P45"/>
      <text:p text:style-name="P42">If a process voluntarily relinquishes control of the CPU, it leaves the queuing</text:p>
      <text:p text:style-name="P42">network, and when the process becomes ready again after the I/O, it is</text:p>
      <text:p text:style-name="P42">inserted at the tail of the same queue, from which it is relinquished earlier</text:p>
      <text:p text:style-name="P42">(Explain in the report how could this be exploited by a process ?)</text:p>
      <text:p text:style-name="P42"><text:soft-page-break/></text:p>
      <text:p text:style-name="P42"/>
      <text:p text:style-name="P45"/>
      <text:p text:style-name="P45">Answer :</text:p>
      <text:p text:style-name="P45"/>
      <text:p text:style-name="P43">If suppo<text:span text:style-name="T23">se a process with high I/O demand comes , then it’ll be stuck in the higher priority queues for a long amount of time and hence it’ll have an advantage over other processes.</text:span></text:p>
      <text:p text:style-name="P43"/>
      <text:p text:style-name="P46">Performance Comparison of Different Scheduling Algorithms :</text:p>
      <text:p text:style-name="P48"/>
      <table:table table:name="Table1" table:style-name="Table1">
        <table:table-column table:style-name="Table1.A" table:number-columns-repeated="3"/>
        <table:table-row>
          <table:table-cell table:style-name="Table1.A1" office:value-type="string">
            <text:p text:style-name="P53">Scheduling Algorithm</text:p>
          </table:table-cell>
          <table:table-cell table:style-name="Table1.A1" office:value-type="string">
            <text:p text:style-name="P53">Run Time</text:p>
          </table:table-cell>
          <table:table-cell table:style-name="Table1.C1" office:value-type="string">
            <text:p text:style-name="P53">Wait Time</text:p>
          </table:table-cell>
        </table:table-row>
        <table:table-row>
          <table:table-cell table:style-name="Table1.A2" office:value-type="string">
            <text:p text:style-name="P51">RR</text:p>
          </table:table-cell>
          <table:table-cell table:style-name="Table1.A2" office:value-type="string">
            <text:p text:style-name="P52">44</text:p>
          </table:table-cell>
          <table:table-cell table:style-name="Table1.C2" office:value-type="string">
            <text:p text:style-name="P52">425</text:p>
          </table:table-cell>
        </table:table-row>
        <table:table-row>
          <table:table-cell table:style-name="Table1.A2" office:value-type="string">
            <text:p text:style-name="P50">FCFS</text:p>
          </table:table-cell>
          <table:table-cell table:style-name="Table1.A2" office:value-type="string">
            <text:p text:style-name="P52">16</text:p>
          </table:table-cell>
          <table:table-cell table:style-name="Table1.C2" office:value-type="string">
            <text:p text:style-name="P52">415</text:p>
          </table:table-cell>
        </table:table-row>
        <table:table-row>
          <table:table-cell table:style-name="Table1.A2" office:value-type="string">
            <text:p text:style-name="P51">PBS</text:p>
          </table:table-cell>
          <table:table-cell table:style-name="Table1.A2" office:value-type="string">
            <text:p text:style-name="P52">33</text:p>
          </table:table-cell>
          <table:table-cell table:style-name="Table1.C2" office:value-type="string">
            <text:p text:style-name="P52">422</text:p>
          </table:table-cell>
        </table:table-row>
        <table:table-row>
          <table:table-cell table:style-name="Table1.A2" office:value-type="string">
            <text:p text:style-name="P51">MLFQ</text:p>
          </table:table-cell>
          <table:table-cell table:style-name="Table1.A2" office:value-type="string">
            <text:p text:style-name="P52">34</text:p>
          </table:table-cell>
          <table:table-cell table:style-name="Table1.C2" office:value-type="string">
            <text:p text:style-name="P52">421</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8:24:54.558311412</meta:creation-date>
    <meta:generator>LibreOffice/5.1.6.2$Linux_X86_64 LibreOffice_project/10m0$Build-2</meta:generator>
    <dc:date>2019-11-07T22:35:43.867274898</dc:date>
    <meta:editing-duration>PT1H53M31S</meta:editing-duration>
    <meta:editing-cycles>101</meta:editing-cycles>
    <meta:document-statistic meta:table-count="1" meta:image-count="0" meta:object-count="0" meta:page-count="4" meta:paragraph-count="78" meta:word-count="747" meta:character-count="4220" meta:non-whitespace-character-count="3490"/>
  </office:meta>
</office:document-meta>
</file>